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] + #REF!2 + #REF!2 + [.M2]" office:value-type="string" office:string-value="" calcext:value-type="error">
            <text:p>Err:509</text:p>
          </table:table-cell>
          <table:table-cell table:style-name="ce18" table:formula="of:=IF([.O2]&gt;=0.9875;&quot;A+&quot;;  IF([.O2]&gt;=0.94; &quot;A&quot;; IF([.O2]&gt;=0.9; &quot;A-&quot;; IF([.O2]&gt;=0.87; &quot;B+&quot;; IF([.O2]&gt;=0.84;&quot;B&quot;; IF([.O2]&gt;=0.8; &quot;B-&quot;; IF([.O2]&gt;=0.77; &quot;C+&quot;; IF([.O2]&gt;=0.74;&quot;C&quot;; IF([.O2]&gt;=0.7; &quot;C-&quot;; IF([.O2]&gt;=0.67; &quot;D+&quot;; IF([.O2]&gt;=0.64;&quot;D&quot;; IF([.O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3] + #REF!3 + #REF!3 + [.M3]" office:value-type="string" office:string-value="" calcext:value-type="error">
            <text:p>Err:509</text:p>
          </table:table-cell>
          <table:table-cell table:style-name="ce18" table:formula="of:=IF([.O3]&gt;=0.9875;&quot;A+&quot;;  IF([.O3]&gt;=0.94; &quot;A&quot;; IF([.O3]&gt;=0.9; &quot;A-&quot;; IF([.O3]&gt;=0.87; &quot;B+&quot;; IF([.O3]&gt;=0.84;&quot;B&quot;; IF([.O3]&gt;=0.8; &quot;B-&quot;; IF([.O3]&gt;=0.77; &quot;C+&quot;; IF([.O3]&gt;=0.74;&quot;C&quot;; IF([.O3]&gt;=0.7; &quot;C-&quot;; IF([.O3]&gt;=0.67; &quot;D+&quot;; IF([.O3]&gt;=0.64;&quot;D&quot;; IF([.O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4] + #REF!4 + #REF!4 + [.M4]" office:value-type="string" office:string-value="" calcext:value-type="error">
            <text:p>Err:509</text:p>
          </table:table-cell>
          <table:table-cell table:style-name="ce18" table:formula="of:=IF([.O4]&gt;=0.9875;&quot;A+&quot;;  IF([.O4]&gt;=0.94; &quot;A&quot;; IF([.O4]&gt;=0.9; &quot;A-&quot;; IF([.O4]&gt;=0.87; &quot;B+&quot;; IF([.O4]&gt;=0.84;&quot;B&quot;; IF([.O4]&gt;=0.8; &quot;B-&quot;; IF([.O4]&gt;=0.77; &quot;C+&quot;; IF([.O4]&gt;=0.74;&quot;C&quot;; IF([.O4]&gt;=0.7; &quot;C-&quot;; IF([.O4]&gt;=0.67; &quot;D+&quot;; IF([.O4]&gt;=0.64;&quot;D&quot;; IF([.O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5] + #REF!5 + #REF!5 + [.M5]" office:value-type="string" office:string-value="" calcext:value-type="error">
            <text:p>Err:509</text:p>
          </table:table-cell>
          <table:table-cell table:style-name="ce18" table:formula="of:=IF([.O5]&gt;=0.9875;&quot;A+&quot;;  IF([.O5]&gt;=0.94; &quot;A&quot;; IF([.O5]&gt;=0.9; &quot;A-&quot;; IF([.O5]&gt;=0.87; &quot;B+&quot;; IF([.O5]&gt;=0.84;&quot;B&quot;; IF([.O5]&gt;=0.8; &quot;B-&quot;; IF([.O5]&gt;=0.77; &quot;C+&quot;; IF([.O5]&gt;=0.74;&quot;C&quot;; IF([.O5]&gt;=0.7; &quot;C-&quot;; IF([.O5]&gt;=0.67; &quot;D+&quot;; IF([.O5]&gt;=0.64;&quot;D&quot;; IF([.O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7] + #REF!7 + #REF!7 + [.M7]" office:value-type="string" office:string-value="" calcext:value-type="error">
            <text:p>Err:509</text:p>
          </table:table-cell>
          <table:table-cell table:style-name="ce18" table:formula="of:=IF([.O7]&gt;=0.9875;&quot;A+&quot;;  IF([.O7]&gt;=0.94; &quot;A&quot;; IF([.O7]&gt;=0.9; &quot;A-&quot;; IF([.O7]&gt;=0.87; &quot;B+&quot;; IF([.O7]&gt;=0.84;&quot;B&quot;; IF([.O7]&gt;=0.8; &quot;B-&quot;; IF([.O7]&gt;=0.77; &quot;C+&quot;; IF([.O7]&gt;=0.74;&quot;C&quot;; IF([.O7]&gt;=0.7; &quot;C-&quot;; IF([.O7]&gt;=0.67; &quot;D+&quot;; IF([.O7]&gt;=0.64;&quot;D&quot;; IF([.O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7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8] + #REF!8 + #REF!8 + [.M8]" office:value-type="string" office:string-value="" calcext:value-type="error">
            <text:p>Err:509</text:p>
          </table:table-cell>
          <table:table-cell table:style-name="ce18" table:formula="of:=IF([.O8]&gt;=0.9875;&quot;A+&quot;;  IF([.O8]&gt;=0.94; &quot;A&quot;; IF([.O8]&gt;=0.9; &quot;A-&quot;; IF([.O8]&gt;=0.87; &quot;B+&quot;; IF([.O8]&gt;=0.84;&quot;B&quot;; IF([.O8]&gt;=0.8; &quot;B-&quot;; IF([.O8]&gt;=0.77; &quot;C+&quot;; IF([.O8]&gt;=0.74;&quot;C&quot;; IF([.O8]&gt;=0.7; &quot;C-&quot;; IF([.O8]&gt;=0.67; &quot;D+&quot;; IF([.O8]&gt;=0.64;&quot;D&quot;; IF([.O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8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9] + #REF!9 + #REF!9 + [.M9]" office:value-type="string" office:string-value="" calcext:value-type="error">
            <text:p>Err:509</text:p>
          </table:table-cell>
          <table:table-cell table:style-name="ce18" table:formula="of:=IF([.O9]&gt;=0.9875;&quot;A+&quot;;  IF([.O9]&gt;=0.94; &quot;A&quot;; IF([.O9]&gt;=0.9; &quot;A-&quot;; IF([.O9]&gt;=0.87; &quot;B+&quot;; IF([.O9]&gt;=0.84;&quot;B&quot;; IF([.O9]&gt;=0.8; &quot;B-&quot;; IF([.O9]&gt;=0.77; &quot;C+&quot;; IF([.O9]&gt;=0.74;&quot;C&quot;; IF([.O9]&gt;=0.7; &quot;C-&quot;; IF([.O9]&gt;=0.67; &quot;D+&quot;; IF([.O9]&gt;=0.64;&quot;D&quot;; IF([.O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9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0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0] + #REF!10 + #REF!10 + [.M10]" office:value-type="string" office:string-value="" calcext:value-type="error">
            <text:p>Err:509</text:p>
          </table:table-cell>
          <table:table-cell table:style-name="ce18" table:formula="of:=IF([.O10]&gt;=0.9875;&quot;A+&quot;;  IF([.O10]&gt;=0.94; &quot;A&quot;; IF([.O10]&gt;=0.9; &quot;A-&quot;; IF([.O10]&gt;=0.87; &quot;B+&quot;; IF([.O10]&gt;=0.84;&quot;B&quot;; IF([.O10]&gt;=0.8; &quot;B-&quot;; IF([.O10]&gt;=0.77; &quot;C+&quot;; IF([.O10]&gt;=0.74;&quot;C&quot;; IF([.O10]&gt;=0.7; &quot;C-&quot;; IF([.O10]&gt;=0.67; &quot;D+&quot;; IF([.O10]&gt;=0.64;&quot;D&quot;; IF([.O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0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1] + #REF!11 + #REF!11 + [.M11]" office:value-type="string" office:string-value="" calcext:value-type="error">
            <text:p>Err:509</text:p>
          </table:table-cell>
          <table:table-cell table:style-name="ce18" table:formula="of:=IF([.O11]&gt;=0.9875;&quot;A+&quot;;  IF([.O11]&gt;=0.94; &quot;A&quot;; IF([.O11]&gt;=0.9; &quot;A-&quot;; IF([.O11]&gt;=0.87; &quot;B+&quot;; IF([.O11]&gt;=0.84;&quot;B&quot;; IF([.O11]&gt;=0.8; &quot;B-&quot;; IF([.O11]&gt;=0.77; &quot;C+&quot;; IF([.O11]&gt;=0.74;&quot;C&quot;; IF([.O11]&gt;=0.7; &quot;C-&quot;; IF([.O11]&gt;=0.67; &quot;D+&quot;; IF([.O11]&gt;=0.64;&quot;D&quot;; IF([.O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1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2] + #REF!12 + #REF!12 + [.M12]" office:value-type="string" office:string-value="" calcext:value-type="error">
            <text:p>Err:509</text:p>
          </table:table-cell>
          <table:table-cell table:style-name="ce18" table:formula="of:=IF([.O12]&gt;=0.9875;&quot;A+&quot;;  IF([.O12]&gt;=0.94; &quot;A&quot;; IF([.O12]&gt;=0.9; &quot;A-&quot;; IF([.O12]&gt;=0.87; &quot;B+&quot;; IF([.O12]&gt;=0.84;&quot;B&quot;; IF([.O12]&gt;=0.8; &quot;B-&quot;; IF([.O12]&gt;=0.77; &quot;C+&quot;; IF([.O12]&gt;=0.74;&quot;C&quot;; IF([.O12]&gt;=0.7; &quot;C-&quot;; IF([.O12]&gt;=0.67; &quot;D+&quot;; IF([.O12]&gt;=0.64;&quot;D&quot;; IF([.O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3] + #REF!13 + #REF!13 + [.M13]" office:value-type="string" office:string-value="" calcext:value-type="error">
            <text:p>Err:509</text:p>
          </table:table-cell>
          <table:table-cell table:style-name="ce18" table:formula="of:=IF([.O13]&gt;=0.9875;&quot;A+&quot;;  IF([.O13]&gt;=0.94; &quot;A&quot;; IF([.O13]&gt;=0.9; &quot;A-&quot;; IF([.O13]&gt;=0.87; &quot;B+&quot;; IF([.O13]&gt;=0.84;&quot;B&quot;; IF([.O13]&gt;=0.8; &quot;B-&quot;; IF([.O13]&gt;=0.77; &quot;C+&quot;; IF([.O13]&gt;=0.74;&quot;C&quot;; IF([.O13]&gt;=0.7; &quot;C-&quot;; IF([.O13]&gt;=0.67; &quot;D+&quot;; IF([.O13]&gt;=0.64;&quot;D&quot;; IF([.O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4] + #REF!14 + #REF!14 + [.M14]" office:value-type="string" office:string-value="" calcext:value-type="error">
            <text:p>Err:509</text:p>
          </table:table-cell>
          <table:table-cell table:style-name="ce18" table:formula="of:=IF([.O14]&gt;=0.9875;&quot;A+&quot;;  IF([.O14]&gt;=0.94; &quot;A&quot;; IF([.O14]&gt;=0.9; &quot;A-&quot;; IF([.O14]&gt;=0.87; &quot;B+&quot;; IF([.O14]&gt;=0.84;&quot;B&quot;; IF([.O14]&gt;=0.8; &quot;B-&quot;; IF([.O14]&gt;=0.77; &quot;C+&quot;; IF([.O14]&gt;=0.74;&quot;C&quot;; IF([.O14]&gt;=0.7; &quot;C-&quot;; IF([.O14]&gt;=0.67; &quot;D+&quot;; IF([.O14]&gt;=0.64;&quot;D&quot;; IF([.O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5] + #REF!15 + #REF!15 + [.M15]" office:value-type="string" office:string-value="" calcext:value-type="error">
            <text:p>Err:509</text:p>
          </table:table-cell>
          <table:table-cell table:style-name="ce18" table:formula="of:=IF([.O15]&gt;=0.9875;&quot;A+&quot;;  IF([.O15]&gt;=0.94; &quot;A&quot;; IF([.O15]&gt;=0.9; &quot;A-&quot;; IF([.O15]&gt;=0.87; &quot;B+&quot;; IF([.O15]&gt;=0.84;&quot;B&quot;; IF([.O15]&gt;=0.8; &quot;B-&quot;; IF([.O15]&gt;=0.77; &quot;C+&quot;; IF([.O15]&gt;=0.74;&quot;C&quot;; IF([.O15]&gt;=0.7; &quot;C-&quot;; IF([.O15]&gt;=0.67; &quot;D+&quot;; IF([.O15]&gt;=0.64;&quot;D&quot;; IF([.O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6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6] + #REF!16 + #REF!16 + [.M16]" office:value-type="string" office:string-value="" calcext:value-type="error">
            <text:p>Err:509</text:p>
          </table:table-cell>
          <table:table-cell table:style-name="ce18" table:formula="of:=IF([.O16]&gt;=0.9875;&quot;A+&quot;;  IF([.O16]&gt;=0.94; &quot;A&quot;; IF([.O16]&gt;=0.9; &quot;A-&quot;; IF([.O16]&gt;=0.87; &quot;B+&quot;; IF([.O16]&gt;=0.84;&quot;B&quot;; IF([.O16]&gt;=0.8; &quot;B-&quot;; IF([.O16]&gt;=0.77; &quot;C+&quot;; IF([.O16]&gt;=0.74;&quot;C&quot;; IF([.O16]&gt;=0.7; &quot;C-&quot;; IF([.O16]&gt;=0.67; &quot;D+&quot;; IF([.O16]&gt;=0.64;&quot;D&quot;; IF([.O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6]; [.$V$2:.$W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7] + #REF!17 + #REF!17 + [.M17]" office:value-type="string" office:string-value="" calcext:value-type="error">
            <text:p>Err:509</text:p>
          </table:table-cell>
          <table:table-cell table:style-name="ce18" table:formula="of:=IF([.O17]&gt;=0.9875;&quot;A+&quot;;  IF([.O17]&gt;=0.94; &quot;A&quot;; IF([.O17]&gt;=0.9; &quot;A-&quot;; IF([.O17]&gt;=0.87; &quot;B+&quot;; IF([.O17]&gt;=0.84;&quot;B&quot;; IF([.O17]&gt;=0.8; &quot;B-&quot;; IF([.O17]&gt;=0.77; &quot;C+&quot;; IF([.O17]&gt;=0.74;&quot;C&quot;; IF([.O17]&gt;=0.7; &quot;C-&quot;; IF([.O17]&gt;=0.67; &quot;D+&quot;; IF([.O17]&gt;=0.64;&quot;D&quot;; IF([.O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7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8] + #REF!18 + #REF!18 + [.M18]" office:value-type="string" office:string-value="" calcext:value-type="error">
            <text:p>Err:509</text:p>
          </table:table-cell>
          <table:table-cell table:style-name="ce18" table:formula="of:=IF([.O18]&gt;=0.9875;&quot;A+&quot;;  IF([.O18]&gt;=0.94; &quot;A&quot;; IF([.O18]&gt;=0.9; &quot;A-&quot;; IF([.O18]&gt;=0.87; &quot;B+&quot;; IF([.O18]&gt;=0.84;&quot;B&quot;; IF([.O18]&gt;=0.8; &quot;B-&quot;; IF([.O18]&gt;=0.77; &quot;C+&quot;; IF([.O18]&gt;=0.74;&quot;C&quot;; IF([.O18]&gt;=0.7; &quot;C-&quot;; IF([.O18]&gt;=0.67; &quot;D+&quot;; IF([.O18]&gt;=0.64;&quot;D&quot;; IF([.O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8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1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9] + #REF!19 + #REF!19 + [.M19]" office:value-type="string" office:string-value="" calcext:value-type="error">
            <text:p>Err:509</text:p>
          </table:table-cell>
          <table:table-cell table:style-name="ce18" table:formula="of:=IF([.O19]&gt;=0.9875;&quot;A+&quot;;  IF([.O19]&gt;=0.94; &quot;A&quot;; IF([.O19]&gt;=0.9; &quot;A-&quot;; IF([.O19]&gt;=0.87; &quot;B+&quot;; IF([.O19]&gt;=0.84;&quot;B&quot;; IF([.O19]&gt;=0.8; &quot;B-&quot;; IF([.O19]&gt;=0.77; &quot;C+&quot;; IF([.O19]&gt;=0.74;&quot;C&quot;; IF([.O19]&gt;=0.7; &quot;C-&quot;; IF([.O19]&gt;=0.67; &quot;D+&quot;; IF([.O19]&gt;=0.64;&quot;D&quot;; IF([.O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9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2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1] + #REF!20 + #REF!20 + [.M21]" office:value-type="string" office:string-value="" calcext:value-type="error">
            <text:p>Err:509</text:p>
          </table:table-cell>
          <table:table-cell table:style-name="ce18" table:formula="of:=IF([.O21]&gt;=0.9875;&quot;A+&quot;;  IF([.O21]&gt;=0.94; &quot;A&quot;; IF([.O21]&gt;=0.9; &quot;A-&quot;; IF([.O21]&gt;=0.87; &quot;B+&quot;; IF([.O21]&gt;=0.84;&quot;B&quot;; IF([.O21]&gt;=0.8; &quot;B-&quot;; IF([.O21]&gt;=0.77; &quot;C+&quot;; IF([.O21]&gt;=0.74;&quot;C&quot;; IF([.O21]&gt;=0.7; &quot;C-&quot;; IF([.O21]&gt;=0.67; &quot;D+&quot;; IF([.O21]&gt;=0.64;&quot;D&quot;; IF([.O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1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2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2] + #REF!21 + #REF!21 + [.M22]" office:value-type="string" office:string-value="" calcext:value-type="error">
            <text:p>Err:509</text:p>
          </table:table-cell>
          <table:table-cell table:style-name="ce18" table:formula="of:=IF([.O22]&gt;=0.9875;&quot;A+&quot;;  IF([.O22]&gt;=0.94; &quot;A&quot;; IF([.O22]&gt;=0.9; &quot;A-&quot;; IF([.O22]&gt;=0.87; &quot;B+&quot;; IF([.O22]&gt;=0.84;&quot;B&quot;; IF([.O22]&gt;=0.8; &quot;B-&quot;; IF([.O22]&gt;=0.77; &quot;C+&quot;; IF([.O22]&gt;=0.74;&quot;C&quot;; IF([.O22]&gt;=0.7; &quot;C-&quot;; IF([.O22]&gt;=0.67; &quot;D+&quot;; IF([.O22]&gt;=0.64;&quot;D&quot;; IF([.O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2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10"/>
          <table:table-cell/>
          <table:table-cell table:style-name="ce7"/>
          <table:table-cell table:style-name="ce10" table:formula="of:=VLOOKUP([.L2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3] + #REF!22 + #REF!22 + [.M23]" office:value-type="string" office:string-value="" calcext:value-type="error">
            <text:p>Err:509</text:p>
          </table:table-cell>
          <table:table-cell table:style-name="ce18" table:formula="of:=IF([.O23]&gt;=0.9875;&quot;A+&quot;;  IF([.O23]&gt;=0.94; &quot;A&quot;; IF([.O23]&gt;=0.9; &quot;A-&quot;; IF([.O23]&gt;=0.87; &quot;B+&quot;; IF([.O23]&gt;=0.84;&quot;B&quot;; IF([.O23]&gt;=0.8; &quot;B-&quot;; IF([.O23]&gt;=0.77; &quot;C+&quot;; IF([.O23]&gt;=0.74;&quot;C&quot;; IF([.O23]&gt;=0.7; &quot;C-&quot;; IF([.O23]&gt;=0.67; &quot;D+&quot;; IF([.O23]&gt;=0.64;&quot;D&quot;; IF([.O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3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8" table:formula="of:=AVERAGE([.O2:.O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Q2:.Q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9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22:24:40.340152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9T22:27:07.428958704</dc:date>
    <dc:creator>Gregory Kapfhammer</dc:creator>
    <meta:editing-duration>P7DT1H53M22S</meta:editing-duration>
    <meta:editing-cycles>20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95" meta:object-count="0"/>
  </office:meta>
</office:document-meta>
</file>